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2296" calcext:value-type="float">
            <text:p>61.0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7768" calcext:value-type="float">
            <text:p>60.6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5096" calcext:value-type="float">
            <text:p>60.5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7656" calcext:value-type="float">
            <text:p>62.0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2712" calcext:value-type="float">
            <text:p>61.3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201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200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200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200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199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3944" calcext:value-type="float">
            <text:p>57.4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1064" calcext:value-type="float">
            <text:p>57.2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199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198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702</text:p>
          </table:table-cell>
          <table:table-cell office:value-type="string" calcext:value-type="string">
            <text:p>198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